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440e4" officeooo:paragraph-rsid="002b01b2"/>
    </style:style>
    <style:style style:name="P2" style:family="paragraph" style:parent-style-name="Standard">
      <style:text-properties officeooo:paragraph-rsid="0027af9d"/>
    </style:style>
    <style:style style:name="P3" style:family="paragraph" style:parent-style-name="Standard">
      <style:text-properties officeooo:paragraph-rsid="002c902f"/>
    </style:style>
    <style:style style:name="P4" style:family="paragraph" style:parent-style-name="Standard">
      <style:text-properties fo:language="ru" fo:country="RU" officeooo:rsid="002440e4" officeooo:paragraph-rsid="0025fa6d"/>
    </style:style>
    <style:style style:name="P5" style:family="paragraph" style:parent-style-name="Standard">
      <style:text-properties fo:language="ru" fo:country="RU" officeooo:rsid="002440e4" officeooo:paragraph-rsid="002440e4"/>
    </style:style>
    <style:style style:name="P6" style:family="paragraph" style:parent-style-name="Standard">
      <style:text-properties fo:language="ru" fo:country="RU" officeooo:paragraph-rsid="0027af9d"/>
    </style:style>
    <style:style style:name="P7" style:family="paragraph" style:parent-style-name="Standard">
      <style:text-properties fo:language="ru" fo:country="RU" officeooo:rsid="00297070" officeooo:paragraph-rsid="00297070"/>
    </style:style>
    <style:style style:name="P8" style:family="paragraph" style:parent-style-name="Standard">
      <style:text-properties fo:language="ru" fo:country="RU" officeooo:rsid="002b01b2" officeooo:paragraph-rsid="002b01b2"/>
    </style:style>
    <style:style style:name="P9" style:family="paragraph" style:parent-style-name="Standard">
      <style:text-properties fo:language="ru" fo:country="RU" officeooo:rsid="0032cdc8" officeooo:paragraph-rsid="0032cdc8"/>
    </style:style>
    <style:style style:name="P10" style:family="paragraph" style:parent-style-name="Standard" style:list-style-name="L1">
      <style:text-properties fo:language="ru" fo:country="RU" officeooo:rsid="0032cdc8" officeooo:paragraph-rsid="0032cdc8"/>
    </style:style>
    <style:style style:name="P11" style:family="paragraph" style:parent-style-name="Standard">
      <style:text-properties fo:language="ru" fo:country="RU" officeooo:paragraph-rsid="002c902f"/>
    </style:style>
    <style:style style:name="P12" style:family="paragraph" style:parent-style-name="Standard">
      <style:text-properties fo:language="ru" fo:country="RU" officeooo:rsid="002f37f4" officeooo:paragraph-rsid="002f37f4"/>
    </style:style>
    <style:style style:name="P13" style:family="paragraph" style:parent-style-name="Standard" style:list-style-name="L1">
      <style:text-properties fo:language="ru" fo:country="RU" officeooo:rsid="002f37f4" officeooo:paragraph-rsid="002f37f4"/>
    </style:style>
    <style:style style:name="P14" style:family="paragraph" style:parent-style-name="Standard" style:list-style-name="L1">
      <style:text-properties fo:language="ru" fo:country="RU" officeooo:rsid="00327a59" officeooo:paragraph-rsid="0032cdc8"/>
    </style:style>
    <style:style style:name="P15" style:family="paragraph" style:parent-style-name="Standard">
      <style:text-properties fo:language="ru" fo:country="RU" officeooo:rsid="0034000b" officeooo:paragraph-rsid="0034000b"/>
    </style:style>
    <style:style style:name="P16" style:family="paragraph" style:parent-style-name="Standard">
      <style:text-properties fo:language="ru" fo:country="RU" officeooo:rsid="0036972d" officeooo:paragraph-rsid="0036972d"/>
    </style:style>
    <style:style style:name="P17" style:family="paragraph" style:parent-style-name="Standard">
      <style:text-properties fo:language="ru" fo:country="RU" officeooo:rsid="003858e8" officeooo:paragraph-rsid="003858e8"/>
    </style:style>
    <style:style style:name="P18" style:family="paragraph" style:parent-style-name="Standard">
      <style:text-properties fo:language="ru" fo:country="RU" officeooo:rsid="003a2e85" officeooo:paragraph-rsid="003a2e85"/>
    </style:style>
    <style:style style:name="P19" style:family="paragraph" style:parent-style-name="Standard">
      <style:text-properties fo:language="ru" fo:country="RU" officeooo:rsid="003c38d3" officeooo:paragraph-rsid="003c38d3"/>
    </style:style>
    <style:style style:name="P20" style:family="paragraph" style:parent-style-name="Standard">
      <style:text-properties fo:language="ru" fo:country="RU" officeooo:rsid="000b3ac5" officeooo:paragraph-rsid="002440e4"/>
    </style:style>
    <style:style style:name="P21" style:family="paragraph" style:parent-style-name="Text_20_body">
      <style:text-properties fo:language="ru" fo:country="RU" officeooo:rsid="002440e4"/>
    </style:style>
    <style:style style:name="P22" style:family="paragraph" style:parent-style-name="Text_20_body">
      <style:text-properties fo:language="ru" fo:country="RU" officeooo:rsid="0027af9d" officeooo:paragraph-rsid="0027af9d"/>
    </style:style>
    <style:style style:name="P23" style:family="paragraph" style:parent-style-name="Heading">
      <style:text-properties fo:language="ru" fo:country="RU" officeooo:rsid="002440e4"/>
    </style:style>
    <style:style style:name="P24" style:family="paragraph" style:parent-style-name="Heading_20_3">
      <style:text-properties fo:language="ru" fo:country="RU"/>
    </style:style>
    <style:style style:name="P25" style:family="paragraph" style:parent-style-name="Heading_20_1">
      <style:text-properties fo:language="ru" fo:country="RU" officeooo:rsid="002440e4" officeooo:paragraph-rsid="001973c6"/>
    </style:style>
    <style:style style:name="T1" style:family="text">
      <style:text-properties officeooo:rsid="0027af9d"/>
    </style:style>
    <style:style style:name="T2" style:family="text">
      <style:text-properties officeooo:rsid="00293eb1"/>
    </style:style>
    <style:style style:name="T3" style:family="text">
      <style:text-properties officeooo:rsid="00297070"/>
    </style:style>
    <style:style style:name="T4" style:family="text">
      <style:text-properties officeooo:rsid="002aeb07"/>
    </style:style>
    <style:style style:name="T5" style:family="text">
      <style:text-properties officeooo:rsid="002b01b2"/>
    </style:style>
    <style:style style:name="T6" style:family="text">
      <style:text-properties officeooo:rsid="002c902f"/>
    </style:style>
    <style:style style:name="T7" style:family="text">
      <style:text-properties fo:font-variant="normal" fo:text-transform="none" fo:color="#296eaa" style:font-name="Helvetica Neue" fo:font-size="10.5pt" fo:letter-spacing="normal" fo:font-style="normal" style:text-underline-style="solid" style:text-underline-width="auto" style:text-underline-color="font-color" fo:font-weight="normal" fo:background-color="#ffffff" loext:char-shading-value="0"/>
    </style:style>
    <style:style style:name="T8" style:family="text">
      <style:text-properties fo:font-variant="normal" fo:text-transform="none" fo:color="#296eaa" style:font-name="Helvetica Neue" fo:font-size="10.5pt" fo:letter-spacing="normal" fo:font-style="normal" style:text-underline-style="solid" style:text-underline-width="auto" style:text-underline-color="font-color" fo:font-weight="normal" officeooo:rsid="002c902f" fo:background-color="#ffffff" loext:char-shading-value="0"/>
    </style:style>
    <style:style style:name="T9" style:family="text">
      <style:text-properties fo:font-variant="normal" fo:text-transform="none" fo:color="#296eaa" style:font-name="Helvetica Neue" fo:font-size="10.5pt" fo:letter-spacing="normal" fo:language="ru" fo:country="RU" fo:font-style="normal" style:text-underline-style="solid" style:text-underline-width="auto" style:text-underline-color="font-color" fo:font-weight="normal" fo:background-color="#ffffff" loext:char-shading-value="0"/>
    </style:style>
    <style:style style:name="T10" style:family="text">
      <style:text-properties fo:font-variant="normal" fo:text-transform="none" fo:color="#296eaa" style:font-name="Helvetica Neue" fo:font-size="10.5pt" fo:letter-spacing="normal" fo:language="ru" fo:country="RU" fo:font-style="normal" style:text-underline-style="solid" style:text-underline-width="auto" style:text-underline-color="font-color" fo:font-weight="normal" officeooo:rsid="002c902f" fo:background-color="#ffffff" loext:char-shading-value="0"/>
    </style:style>
    <style:style style:name="T11" style:family="text">
      <style:text-properties officeooo:rsid="002f37f4"/>
    </style:style>
    <style:style style:name="T12" style:family="text">
      <style:text-properties officeooo:rsid="0032cdc8"/>
    </style:style>
    <style:style style:name="T13" style:family="text">
      <style:text-properties officeooo:rsid="00356e29"/>
    </style:style>
    <style:style style:name="T14" style:family="text">
      <style:text-properties officeooo:rsid="003858e8"/>
    </style:style>
    <style:style style:name="T15" style:family="text">
      <style:text-properties officeooo:rsid="003a2e85"/>
    </style:style>
    <style:style style:name="T16" style:family="text">
      <style:text-properties officeooo:rsid="003c38d3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27af9d"/>
    </style:style>
    <style:style style:name="T19" style:family="text">
      <style:text-properties fo:language="ru" fo:country="RU" officeooo:rsid="002b01b2"/>
    </style:style>
    <style:style style:name="T20" style:family="text">
      <style:text-properties fo:language="ru" fo:country="RU" officeooo:rsid="002f37f4"/>
    </style:style>
    <style:style style:name="T21" style:family="text">
      <style:text-properties fo:language="ru" fo:country="RU" officeooo:rsid="002c902f"/>
    </style:style>
    <style:style style:name="T22" style:family="text">
      <style:text-properties officeooo:rsid="003d3b87"/>
    </style:style>
    <style:style style:name="T23" style:family="text">
      <style:text-properties fo:language="en" fo:country="US" officeooo:rsid="0027af9d"/>
    </style:style>
    <style:style style:name="T24" style:family="text">
      <style:text-properties officeooo:rsid="003ed6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Парадокс Симпсона: <text:span text:style-name="T11">почему </text:span>Вестбрук п<text:span text:style-name="T11">о</text:span>падает лучше Карри, <text:span text:style-name="T11">хотя бросает хуже</text:span></text:h>
      <text:p text:style-name="P23">Общий процент попаданий с игры – устаревшая метрика, которая вводит в заблуждение</text:p>
      <text:p text:style-name="P21"/>
      <text:h text:style-name="P24" text:outline-level="3">Загадка</text:h>
      <text:p text:style-name="P22">Стефен Карри выдаёт <text:span text:style-name="T11">в</text:span> сезоне 41,5% с игры, а Руди Гобер – целых 70,7%. Если знать, что <text:span text:style-name="T2">первый из них – рекордсмен НБА по количеству трёшек, а</text:span> <text:span text:style-name="T2">второй </text:span>– центровой, который бросает только из-под кольца (<text:span text:style-name="T22">целых</text:span> 2 попытки за сезон не из “краски” из общих 300+ попыток), то ничего удивительного в этом нет. Очевидно, что семифутеру бросать <text:span text:style-name="T3">двухочковые удобнее и <text:s/>бросает он их гораздо чаще. О</text:span>тсюда и больший процент попаданий <text:span text:style-name="T2">в целом</text:span>.</text:p>
      <text:p text:style-name="P4"/>
      <text:p text:style-name="P2"><text:span text:style-name="T18">А вот у Рассела Вестбрука в этом сезоне – 44,3% попаданий. И есть большой соблазн тоже объяснить это тем, что атлетичный защитник «Лейкерс» лучше бросает двушки, чем более скромный по габаритам Стеф. Но это не так: у Вестбрука 47,5% внутри дуги, а у Карри – 48,6%. Из-за дуги тем более лучше у одного из “</text:span><text:span text:style-name="T23">splash</text:span><text:span text:style-name="T18"> </text:span><text:span text:style-name="T23">brothers</text:span><text:span text:style-name="T18">”: 28,9% против 38,6%. Перед нами типичный это парадокс Симпсона (</text:span><text:a xlink:type="simple" xlink:href="https://ru.wikipedia.org/wiki/Парадокс_Симпсона" text:style-name="Internet_20_link" text:visited-style-name="Visited_20_Internet_20_Link"><text:span text:style-name="T18">https://ru.wikipedia.org/wiki/Парадокс_Симпсона</text:span></text:a><text:span text:style-name="T18">): при разбитии данных на группы, внутри групп наблюдается одна динамика, а при объединении всех групп вместе – прямо противоположная.</text:span></text:p>
      <text:p text:style-name="P6"/>
      <text:h text:style-name="P24" text:outline-level="3">Отгадка</text:h>
      <text:p text:style-name="P7">Объяснение парадокса в данном случае такое: Вестбрук <text:span text:style-name="T4">гораздо </text:span>чаще бросает двухочковые (560 попыток против 290), <text:s/>а они в целом исполняются с более высоким процентом, чем трёхочковые, <text:span text:style-name="T4">положительно влияя на общую точность с игры. Карри же больше “пуляет” трёшки (500 попыток <text:s/>против 150), которые, хотя они ценятся выше и попадать их сложнее, в статистике попаданий “весят” ровно столько же, сколько и двушки. Таким образом, рассмотрение EFG%, где учитывается ещё и ценность забитых бросков, вместо обычного FG%, ставит всё на свои места: 53,4% у Стефа и 47,8% у Рассела.</text:span></text:p>
      <text:p text:style-name="P5"/>
      <text:p text:style-name="P8">Парадокс Симпсона в спорте встречается довольно часто:</text:p>
      <text:p text:style-name="P1"><text:span text:style-name="T19">- пример про бейсболистов Джитера и Джастиса даже попал в википедию (</text:span><text:a xlink:type="simple" xlink:href="https://en.wikipedia.org/wiki/Simpson%27s_paradox#Examples" text:style-name="Internet_20_link" text:visited-style-name="Visited_20_Internet_20_Link"><text:span text:style-name="T19">https://en.wikipedia.org/wiki/Simpson%27s_paradox#Examples</text:span></text:a><text:span text:style-name="T19">)</text:span></text:p>
      <text:p text:style-name="P1"><text:span text:style-name="T17">- </text:span><text:span text:style-name="T19">общие карьерные проценты легенд НБА Ларри Бёрда и Реджи Миллера демострируют ситуацию, аналогичную той, что разобрана выше (</text:span><text:a xlink:type="simple" xlink:href="https://www.reddit.com/r/nba/comments/4p63ku/ysk_simpsons_paradox_and_basketball/" text:style-name="Internet_20_link" text:visited-style-name="Visited_20_Internet_20_Link"><text:span text:style-name="T19">https://www.reddit.com/r/nba/comments/4p63ku/ysk_simpsons_paradox_and_basketball/</text:span></text:a><text:span text:style-name="T19">) (попробуйте, не открывая ссылку, ответить, у кого общий процент выше)</text:span></text:p>
      <text:p text:style-name="P5"/>
      <text:h text:style-name="P24" text:outline-level="3">Какие бывают броски</text:h>
      <text:p text:style-name="P9"/>
      <text:p text:style-name="P3"><text:span text:style-name="T20">Парадокс встречается так часто, что интереснее было бы найти случаи с более детальной разбивкой по зонам совершения бросков, а не просто по их ценности. Для этого я достал с </text:span><text:soft-page-break/><text:span text:style-name="T20">сайта статистики НБА (</text:span><text:a xlink:type="simple" xlink:href="https://www.nba.com/stats/" text:style-name="Internet_20_link" text:visited-style-name="Visited_20_Internet_20_Link"><text:span text:style-name="T9">https://www.nba.com/stats/</text:span></text:a><text:span text:style-name="T10">)</text:span><text:span text:style-name="T21"> данные на 28ое января о бросках с разных дистанций за этот сезон. </text:span></text:p>
      <text:p text:style-name="P11"/>
      <text:p text:style-name="P12">При этом в статистике НБА место совершения броска учитывается сразу в нескольких разрезах:</text:p>
      <text:list xml:id="list1578296210" text:style-name="L1">
        <text:list-item>
          <text:p text:style-name="P13">классическая разбивка по ценности попадания: 2х-очковые и 3х-очковые</text:p>
        </text:list-item>
        <text:list-item>
          <text:p text:style-name="P13">по дальности от кольца: тут аж две линейки, по 5 футов и по 8 футов. У них там неметрическая система. Они даже называют “Роял чизбургер” четвертьфунтовым чизбургером.</text:p>
        </text:list-item>
        <text:list-item>
          <text:p text:style-name="P14">по бросковым зонам: из-под самого кольца, из «краски», со средней и 3х-очковые из угла слева\справа и по центру</text:p>
          <text:p text:style-name="P14"/>
          <text:p text:style-name="P14"><text:span text:style-name="T12">(half_court_shot_area.png)</text:span></text:p>
          <text:p text:style-name="P10"/>
        </text:list-item>
      </text:list>
      <text:h text:style-name="P24" text:outline-level="3">Примеры</text:h>
      <text:p text:style-name="P9">Начнём как раз с последнего подхода:</text:p>
      <text:p text:style-name="P9">(zones_sabas_durant.png)</text:p>
      <text:p text:style-name="P9"><text:span text:style-name="T22">(</text:span>Столбцы на графике – процент попаданий игрока из данной зоны, сплошная линия – общий процент с игры (FG%), а пунктирная – доля бросков из этой зоны для данного игрока.<text:span text:style-name="T22">)</text:span></text:p>
      <text:p text:style-name="P15">Примечательно, что игроки схожих антропометрических данных так по-разному выбирают\создают себе броски. Домантас более 50% своих бросков совершает около кольца, что даёт ему +5% общей точности в сравнении с Дюрантом, <text:span text:style-name="T13">хотя тот лучше в каждой отдельной зоне.</text:span></text:p>
      <text:p text:style-name="P15"/>
      <text:p text:style-name="P16">В следующей паре наоборот, игроки различны по позиции и габаритам, но довольно похожи по бросковым линейкам:</text:p>
      <text:p text:style-name="P16">(8ft_mitchell_harris.png)</text:p>
      <text:p text:style-name="P16"><text:span text:style-name="T24">Два</text:span> вполне современных игрока, предпочитают броски из-под кольца и из-за дуги, избегают дальних средних. За этими цифрами <text:span text:style-name="T14">(а так же за сравнением зарплат)</text:span> даже можно не заметить, что один из них – главная звезда и лидер команды, а второй – просто хороший <text:span text:style-name="T14">баскетболист. Такое существенное отличие по статусу складывается из суммы различий в небольших деталях.</text:span></text:p>
      <text:p text:style-name="P16"/>
      <text:p text:style-name="P17">Пример из последней оставшийся разбивки бросков <text:span text:style-name="T22">поистине</text:span> царский – <text:span text:style-name="T15">Леброн и Яннис:</text:span></text:p>
      <text:p text:style-name="P18">(5ft_lebron_giannis.png)</text:p>
      <text:p text:style-name="P19">Тут парадокс Симпсона проявляет себя во всей красе: общая статистика идёт в разрез с множеством частных, не смотря на <text:span text:style-name="T24">схожесть</text:span> в выборе бросков, <text:span text:style-name="T24">близости </text:span>процентов и даже общего количества попыток (примерно 750 у обоих на момент сбора данных).</text:p>
      <text:p text:style-name="P15"/>
      <text:p text:style-name="P9"/>
      <text:h text:style-name="Heading_20_3" text:outline-level="3">Врёт ли статистика?</text:h>
      <text:p text:style-name="P19">Скорее, в данном случае, она наглядно показывает, что баскетбол сложен и даже один его аспект, будучи измерен избы<text:span text:style-name="T24">то</text:span>чно просто, может приводить к неверным выводам.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6T12:45:07.021986664</meta:creation-date>
    <dc:date>2022-02-06T18:34:12.139656658</dc:date>
    <meta:editing-duration>PT5H6M21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647" meta:character-count="4482" meta:non-whitespace-character-count="3854"/>
  </office:meta>
</office:document-meta>
</file>